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rial1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1" fo:font-weight="normal" style:font-weight-asian="normal" style:font-weight-complex="normal"/>
    </style:style>
    <style:style style:name="P5" style:family="paragraph" style:parent-style-name="Standard" style:list-style-name="L3">
      <style:text-properties style:font-name="Arial1" fo:font-weight="normal" style:font-weight-asian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style:font-name="Arial1"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5.001cm"/>
        </style:tab-stops>
      </style:paragraph-properties>
      <style:text-properties style:font-name="Arial1" fo:font-weight="normal" style:font-weight-asian="normal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5.001cm"/>
        </style:tab-stops>
      </style:paragraph-properties>
      <style:text-properties style:font-name="Arial1" fo:font-weight="normal" style:font-weight-asian="normal" style:font-weight-complex="normal"/>
    </style:style>
    <style:style style:name="P9" style:family="paragraph" style:parent-style-name="Standard">
      <style:text-properties style:font-name="Arial1" fo:font-weight="normal" officeooo:paragraph-rsid="0001428a" style:font-weight-asian="normal" style:font-weight-complex="normal"/>
    </style:style>
    <style:style style:name="P10" style:family="paragraph" style:parent-style-name="Standard">
      <style:text-properties style:font-name="Arial1" fo:font-size="12pt" fo:font-weight="normal" style:font-name-asian="CAAAAA+ArialMT" style:font-size-asian="12pt" style:font-weight-asian="normal" style:font-name-complex="CAAAAA+ArialMT" style:font-size-complex="12pt" style:font-weight-complex="normal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font-name-asian="EAAAAA+CourierNewPS-BoldMT" style:font-size-asian="12pt" style:font-name-complex="EAAAAA+CourierNewPS-BoldMT" style:font-size-complex="12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font-name-asian="CAAAAA+ArialMT" style:font-size-asian="12pt" style:font-name-complex="CAAAAA+ArialMT" style:font-size-complex="12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Arial1" fo:font-size="10pt" style:font-name-asian="CAAAAA+ArialMT" style:font-size-asian="10pt" style:font-name-complex="CAAAAA+ArialMT" style:font-size-complex="10pt"/>
    </style:style>
    <style:style style:name="P14" style:family="paragraph" style:parent-style-name="Standard" style:list-style-name="">
      <style:paragraph-properties style:text-autospace="none"/>
      <style:text-properties style:font-name="Arial1"/>
    </style:style>
    <style:style style:name="P15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P16" style:family="paragraph" style:parent-style-name="Standard" style:list-style-name="L1">
      <style:paragraph-properties fo:margin-left="0.609cm" fo:margin-right="0cm" fo:text-indent="-0.635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1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paragraph-rsid="0002fa15" style:font-weight-asian="normal" style:font-weight-complex="normal"/>
    </style:style>
    <style:style style:name="P20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21" style:family="paragraph" style:parent-style-name="Standard">
      <style:paragraph-properties fo:margin-left="1.887cm" fo:margin-right="0cm" fo:text-indent="0cm" style:auto-text-indent="false"/>
      <style:text-properties style:font-name="Arial1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428a" style:font-weight-asian="bold" style:font-weight-complex="bold"/>
    </style:style>
    <style:style style:name="T3" style:family="text">
      <style:text-properties officeooo:rsid="0001428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1428a" style:font-size-asian="12pt" style:font-size-complex="12pt"/>
    </style:style>
    <style:style style:name="T6" style:family="text">
      <style:text-properties fo:font-size="12pt" officeooo:rsid="0002fa15" style:font-size-asian="12pt" style:font-size-complex="12pt"/>
    </style:style>
    <style:style style:name="T7" style:family="text">
      <style:text-properties fo:font-size="12pt" style:font-name-asian="CAAAAA+ArialMT" style:font-size-asian="12pt" style:font-name-complex="CAAAAA+ArialMT" style:font-size-complex="12pt"/>
    </style:style>
    <style:style style:name="T8" style:family="text">
      <style:text-properties fo:font-size="12pt" officeooo:rsid="0001428a" style:font-name-asian="CAAAAA+ArialMT" style:font-size-asian="12pt" style:font-name-complex="CAAAAA+ArialMT" style:font-size-complex="12pt"/>
    </style:style>
    <style:style style:name="T9" style:family="text">
      <style:text-properties fo:font-size="12pt" officeooo:rsid="0002fa15" style:font-name-asian="CAAAAA+ArialMT" style:font-size-asian="12pt" style:font-name-complex="CAAAAA+ArialMT" style:font-size-complex="12pt"/>
    </style:style>
    <style:style style:name="T10" style:family="text">
      <style:text-properties fo:font-size="12pt" style:font-name-asian="EAAAAA+CourierNewPS-BoldMT" style:font-size-asian="12pt" style:font-name-complex="EAAAAA+CourierNewPS-BoldMT" style:font-size-complex="12pt"/>
    </style:style>
    <style:style style:name="T11" style:family="text">
      <style:text-properties style:font-name="Arial1"/>
    </style:style>
    <style:style style:name="T12" style:family="text">
      <style:text-properties officeooo:rsid="0002fa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5696041" text:style-name="L1">
        <text:list-item>
          <text:p text:style-name="P16">Aufgabenstellung:</text:p>
          <text:p text:style-name="P20"><text:line-break/><text:span text:style-name="T11">Umgebung: QGIS </text:span></text:p>
        </text:list-item>
      </text:list>
      <text:p text:style-name="P4">Modul: Plugin oder reines Pythonprogramm</text:p>
      <text:p text:style-name="P4">Programmiersprache: Python</text:p>
      <text:p text:style-name="P4"/>
      <text:p text:style-name="P10">Aufgabe:<text:line-break/></text:p>
      <text:p text:style-name="P13"><text:span text:style-name="T4">Es wird die Datei </text:span><text:span text:style-name="T10">corine2006_z0-utm.grid </text:span><text:span text:style-name="T4">mit Werten des Parameters Rauigkeitsl</text:span><text:span text:style-name="T5">ä</text:span><text:span text:style-name="T4">nge z0 in Meter vorgegeben. Diese Datenmatrix deckt ganz Deutschland ab. Das horizontale Gitterma</text:span><text:span text:style-name="T5">ß</text:span><text:span text:style-name="T4"> ist 100 m. Datengrundlage ist CORINE2006 in UTM32.<text:line-break/></text:span></text:p>
      <text:p text:style-name="P13"><text:span text:style-name="T4">Als Steuerung wird eine ASCII-Datei (bspw. </text:span><text:span text:style-name="T10">mm_2012.dat</text:span><text:span text:style-name="T4">) vorgegeben, die folgenden Aufbau hat:</text:span></text:p>
      <text:p text:style-name="P11"/>
      <text:p text:style-name="P11">st, stlon, stlat, distm</text:p>
      <text:p text:style-name="P11">104320, 6.523752, 50.832055, 2000</text:p>
      <text:p text:style-name="P12">. . .</text:p>
      <text:p text:style-name="P12"/>
      <text:p text:style-name="P12">[st] ist eine Punktbezeichnung, die Koordinaten [stx], [sty] sind in dezimalen Geograden angegeben, die Distanz von diesem Punkt [distm] hat die Einheit Meter. Die Datei kann nur eine oder bis zu mehreren hundert Zeilen umfassen.<text:line-break/></text:p>
      <text:p text:style-name="P13"><text:span text:style-name="T4">Mit Bezug auf die Grafik in Datei </text:span><text:span text:style-name="T10">Aufgabe_sector_z0.pdf </text:span><text:span text:style-name="T4">soll eine Funktion unter QGI</text:span><text:span text:style-name="T5">S</text:span><text:span text:style-name="T4"> erstellt werden, die je Steuerzeile ausgehend vom angegebenen Punkt [stlon], [stlat] einen 12-fach sektorierten Kreis erstellt mit dem Radius [distm]. </text:span><text:span text:style-name="T5">Der Radius </text:span><text:span text:style-name="T6">wird </text:span><text:span text:style-name="T5">beträgt 1000, 2000 oder 3000m.</text:span><text:span text:style-name="T4"><text:line-break/><text:line-break/>Der Sektor 1 ist nord-zentriert. F</text:span><text:span text:style-name="T5">ü</text:span><text:span text:style-name="T4">r jeden der 12 Sektoren soll das (arithmetische) Fl</text:span><text:span text:style-name="T5">ä</text:span><text:span text:style-name="T4">chenmittel des Parameters z0 der Datenmatrix bestimmt werden. Das Ergebnis soll in eine ASCII-Datei geschrieben werden, die gegen</text:span><text:span text:style-name="T5">ü</text:span><text:span text:style-name="T4">ber der Steuer-Datei den Namenszusatz „_out“ erh</text:span><text:span text:style-name="T5">ä</text:span><text:span text:style-name="T4">lt (</text:span><text:span text:style-name="T10">mm_2012_out.dat</text:span><text:span text:style-name="T4">) . </text:span></text:p>
      <text:p text:style-name="P11"><text:line-break/>st, isect, sectz0</text:p>
      <text:p text:style-name="P11">104320, -1, 0.311</text:p>
      <text:p text:style-name="P11">104320, 1, 0.435</text:p>
      <text:p text:style-name="P11">104320, 2, 0.217</text:p>
      <text:p text:style-name="P12">. . .</text:p>
      <text:p text:style-name="P14"><text:span text:style-name="T7"><text:line-break/>Bei dem Wert isect=-1 steht der Mittelwert </text:span><text:span text:style-name="T8">ü</text:span><text:span text:style-name="T7">ber den gesamten Kreis. </text:span><text:span text:style-name="T8">D.h. zusätzlich soll auch der Mittelwert des Gesamtkreises berechnet und unter isect=-1 abgelegt werden. </text:span></text:p>
      <text:p text:style-name="P4"/>
      <text:p text:style-name="P4"><text:line-break/><text:line-break/><text:line-break/><text:soft-page-break/><text:span text:style-name="T1">Beschreibung der Leistung des Plugins / Programms</text:span></text:p>
      <text:p text:style-name="P4"/>
      <text:p text:style-name="P9"><text:span text:style-name="T3">1) </text:span>Mittlere Rauigkeit</text:p>
      <text:p text:style-name="P9"/>
      <text:p text:style-name="P9">Aus dem geladenen Kartenlayer soll für den Radius von 1500 m (oder frei wählbar) um eine angegebene Koordinate (per Mausklick, Eingabe oder Plugin) das Flächenmittel berechnet werden. Das Flächenmittel soll aus allen Rasterflächen (100 m x 100 m) ermittelt werden, die vollständig innerhalb des Radius liegen.</text:p>
      <text:p text:style-name="P9"/>
      <text:p text:style-name="P9"><text:span text:style-name="T3">2) </text:span>Sektorgemittelte, gewichtete Rauigkeit</text:p>
      <text:p text:style-name="P9"/>
      <text:p text:style-name="P9">Für einen 12-fach-sektorierten Kreis (im Durchmesser vorgegeben) soll je Sektor <text:span text:style-name="T3">und für den Gesamtkreis </text:span>das Flächenmittel von z0_m gebildet werden und mit je einem Wichtungsfaktor (steht in noch nicht vorliegender Datei) multipliziert und gemittelt werden.</text:p>
      <text:p text:style-name="P4"/>
      <text:p text:style-name="P17"><text:span text:style-name="T1">Schritt 1: </text:span>zu jedem Datensatz einer Wetterstation gehört ein Wert „Anemometerhöhe“. Aus dieser resultiert der Radius, der für die Mittelung anzusetzen ist (sog. Lauflänge).</text:p>
      <text:p text:style-name="P17"/>
      <text:p text:style-name="P19"><text:span text:style-name="T1">Schritt </text:span><text:span text:style-name="T2">2</text:span><text:span text:style-name="T1">: </text:span>Ausgehend von der Koordinate des Stationsstandort<text:span text:style-name="T3">e</text:span>s <text:span text:style-name="T3">wird ein </text:span>Kreis <text:span text:style-name="T3">berechnet.</text:span> Für <text:span text:style-name="T3">den Kreis </text:span>wird der Mittelwert der Rasterflächen erstellt <text:span text:style-name="T12">und als <text:s/></text:span><text:span text:style-name="T9">isect=-1 geschrieben.</text:span></text:p>
      <text:p text:style-name="P21"/>
      <text:p text:style-name="P17"><text:span text:style-name="T1">Schritt </text:span><text:span text:style-name="T2">3</text:span><text:span text:style-name="T1">: </text:span>Ausgehend von der Koordinate des Stationsstandort<text:span text:style-name="T3">e</text:span>s ist der Kreis aus Schritt 1 in 12 Sektoren zu unterteilen. Für jeden Sektor wird der Mittelwert der Rasterflächen erstellt. </text:p>
      <text:p text:style-name="P21"/>
      <text:p text:style-name="P17"><text:span text:style-name="T1">Schritt </text:span><text:span text:style-name="T2">4</text:span><text:span text:style-name="T1">:</text:span> jede Station verfügt über eine Windverteilung in 12 Windrichtungssektoren. Jedem Sektor ist eine Häufigkeit zugeordnet. Diese Häufigkeiten werden zur Wichtung auf die Mittelwerte der Sektoren aus Schritt 2 angewendet.</text:p>
      <text:p text:style-name="P21"/>
      <text:p text:style-name="P18">Die Datengrundlage zu Mittelung und Wichtung kann mit einer strukturierten Datei eingelesen werden. Allerdings ist auch die Eingabe der Werte möglich.</text:p>
      <text:p text:style-name="P6"/>
      <text:p text:style-name="P18"/>
      <text:list xml:id="list390499452" text:style-name="L3">
        <text:list-header>
          <text:p text:style-name="P5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rial1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ktorgemittelter Parameter z0</text:p>
        <text:p text:style-name="MP2"/>
      </style:header>
      <style:footer>
        <text:p text:style-name="Horizontal_20_Line"/>
        <text:p text:style-name="MP3"/>
        <text:p text:style-name="MP4">W. Bahmann, A. Förster - Seite <text:page-number text:select-page="current">2</text:page-number> /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9-19T17:49:59.84</meta:creation-date>
    <dc:date>2013-08-12T10:49:16</dc:date>
    <meta:editing-duration>PT7H5M30S</meta:editing-duration>
    <meta:editing-cycles>25</meta:editing-cycles>
    <meta:generator>LibreOffice/3.6$Linux_X86_64 LibreOffice_project/360m1$Build-304</meta:generator>
    <meta:document-statistic meta:table-count="0" meta:image-count="0" meta:object-count="0" meta:page-count="2" meta:paragraph-count="30" meta:word-count="457" meta:character-count="3205" meta:non-whitespace-character-count="2764"/>
  </office:meta>
</office:document-meta>
</file>